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5cm" fo:min-width="1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cc33" draw:fill-color="#579d1c" draw:textarea-horizontal-align="justify" draw:textarea-vertical-align="middle" draw:auto-grow-height="false" fo:min-height="0.834cm" fo:min-width="5.18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9.5cm"/>
    </style:style>
    <style:style style:name="gr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816cm" fo:min-width="5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>
      <style:graphic-properties draw:fill-color="#ffffff" draw:textarea-horizontal-align="justify" draw:textarea-vertical-align="middle" draw:auto-grow-height="false" fo:min-height="1.35cm" fo:min-width="10.3cm"/>
    </style:style>
    <style:style style:name="gr9" style:family="graphic">
      <style:graphic-properties svg:stroke-color="#00cc33" draw:fill-color="#579d1c" draw:textarea-horizontal-align="justify" draw:textarea-vertical-align="middle" draw:auto-grow-height="false" fo:min-height="0.834cm" fo:min-width="5.184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.8cm" svg:height="1.6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9.60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5.6cm">
          <draw:text-box>
            <text:p>Username:</text:p>
          </draw:text-box>
        </draw:frame>
        <draw:frame draw:style-name="gr3" draw:layer="layout" svg:width="3.639cm" svg:height="0.962cm" svg:x="8.8cm" svg:y="8.8cm">
          <draw:text-box>
            <text:p>Password: </text:p>
          </draw:text-box>
        </draw:frame>
        <draw:custom-shape draw:style-name="gr4" draw:text-style-name="P1" draw:layer="layout" svg:width="5.8cm" svg:height="1.2cm" svg:x="11.4cm" svg:y="12cm">
          <text:p text:style-name="P1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8cm" svg:height="1.2cm" svg:x="11.401cm" svg:y="15.101cm">
          <text:p text:style-name="P1">Regis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401cm">
          <draw:text-box>
            <text:p>Username:</text:p>
          </draw:text-box>
        </draw:frame>
        <draw:frame draw:style-name="gr3" draw:layer="layout" svg:width="3.639cm" svg:height="0.962cm" svg:x="8.8cm" svg:y="4.601cm">
          <draw:text-box>
            <text:p>Password: </text:p>
          </draw:text-box>
        </draw:frame>
        <draw:custom-shape draw:style-name="gr1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785cm" svg:height="0.962cm" svg:x="8.8cm" svg:y="7.302cm">
          <draw:text-box>
            <text:p>Repeat password: </text:p>
          </draw:text-box>
        </draw:frame>
        <draw:custom-shape draw:style-name="gr6" draw:text-style-name="P1" draw:layer="layout" svg:width="10cm" svg:height="2.4cm" svg:x="9cm" svg:y="11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823cm" svg:height="2.075cm" svg:x="11.377cm" svg:y="11.525cm">
          <text:p text:style-name="P2"><text:span text:style-name="T1">Fu8folw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" draw:text-style-name="P1" draw:layer="layout" svg:width="10.8cm" svg:height="1.6cm" svg:x="8.8cm" svg:y="15.307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24cm" svg:height="0.962cm" svg:x="8.8cm" svg:y="14.503cm">
          <draw:text-box>
            <text:p>Captchatext: </text:p>
          </draw:text-box>
        </draw:frame>
        <draw:custom-shape draw:style-name="gr4" draw:text-style-name="P1" draw:layer="layout" svg:width="5.8cm" svg:height="1.2cm" svg:x="11.4cm" svg:y="18.2cm">
          <text:p text:style-name="P1">N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8" draw:text-style-name="P1" draw:layer="Layout" svg:width="10.8cm" svg:height="1.6cm" svg:x="8.8cm" svg:y="2.6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8cm" svg:height="1.6cm" svg:x="8.8cm" svg:y="5.40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8cm" svg:height="1.073cm" svg:x="8.8cm" svg:y="1.701cm">
          <draw:text-box>
            <text:p>Name:</text:p>
          </draw:text-box>
        </draw:frame>
        <draw:frame draw:style-name="gr3" draw:layer="layout" svg:width="3.961cm" svg:height="0.962cm" svg:x="8.8cm" svg:y="4.601cm">
          <draw:text-box>
            <text:p>First Name: </text:p>
          </draw:text-box>
        </draw:frame>
        <draw:custom-shape draw:style-name="gr8" draw:text-style-name="P1" draw:layer="Layout" svg:width="10.8cm" svg:height="1.6cm" svg:x="8.8cm" svg:y="8.10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73cm" svg:height="0.962cm" svg:x="8.8cm" svg:y="7.302cm">
          <draw:text-box>
            <text:p>Street:</text:p>
          </draw:text-box>
        </draw:frame>
        <draw:custom-shape draw:style-name="gr8" draw:text-style-name="P1" draw:layer="Layout" svg:width="10.8cm" svg:height="1.6cm" svg:x="8.8cm" svg:y="11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321cm" svg:height="0.962cm" svg:x="8.8cm" svg:y="10.396cm">
          <draw:text-box>
            <text:p>Postcode:</text:p>
          </draw:text-box>
        </draw:frame>
        <draw:custom-shape draw:style-name="gr9" draw:text-style-name="P1" draw:layer="Layout" svg:width="5.8cm" svg:height="1.2cm" svg:x="11.4cm" svg:y="18.2cm"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8cm" svg:height="1.6cm" svg:x="8.8cm" svg:y="14.20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772cm" svg:height="0.962cm" svg:x="8.8cm" svg:y="13.397cm">
          <draw:text-box>
            <text:p>City: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6:04:01.988000000</meta:creation-date>
    <dc:date>2015-10-28T16:24:04.198000000</dc:date>
    <meta:editing-duration>PT4M42S</meta:editing-duration>
    <meta:editing-cycles>1</meta:editing-cycles>
    <meta:document-statistic meta:object-count="55"/>
    <meta:generator>LibreOffice/4.3.4.1$Windows_x86 LibreOffice_project/bc356b2f991740509f321d70e4512a6a54c5f243</meta:generator>
  </office:meta>
</office:document-meta>
</file>